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7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86.78pt" svg:y="37.9pt">
            <draw:object draw:notify-on-update-of-ranges="Sheet1.A3:Sheet1.A14 Sheet1.B3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67.9pt" svg:y="328.14pt">
            <draw:object draw:notify-on-update-of-ranges="Sheet1.A34:Sheet1.A45 Sheet1.B34:Sheet1.B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38.55pt" svg:y="606.93pt">
            <draw:object draw:notify-on-update-of-ranges="Sheet1.A55:Sheet1.A61 Sheet1.B55:Sheet1.B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58.98pt" svg:y="906.72pt">
            <draw:object draw:notify-on-update-of-ranges="Sheet1.A63:Sheet1.A69 Sheet1.B63:Sheet1.B6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1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6.446107" calcext:value-type="float">
            <text:p>6.446107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3.25279833333333" calcext:value-type="float">
            <text:p>3.25279833333333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2.266938" calcext:value-type="float">
            <text:p>2.266938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1.67713133333333" calcext:value-type="float">
            <text:p>1.67713133333333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.38916833333333" calcext:value-type="float">
            <text:p>1.38916833333333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.22106333333333" calcext:value-type="float">
            <text:p>1.22106333333333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0.975121666666" calcext:value-type="float">
            <text:p>0.975121666666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0.885519666666666" calcext:value-type="float">
            <text:p>0.885519666666666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0.807957" calcext:value-type="float">
            <text:p>0.807957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0.7741213333" calcext:value-type="float">
            <text:p>0.7741213333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0.685349" calcext:value-type="float">
            <text:p>0.685349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0.6808153333" calcext:value-type="float">
            <text:p>0.6808153333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3"/>
        </table:table-row>
        <table:table-row table:style-name="ro1" table:number-rows-repeated="3">
          <table:table-cell/>
          <table:table-cell table:style-name="ce2"/>
          <table:table-cell table:number-columns-repeated="3"/>
        </table:table-row>
        <table:table-row table:style-name="ro1" table:number-rows-repeated="15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0.971615633022122" calcext:value-type="float">
            <text:p>0.9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float" office:value="1.92546161535785" calcext:value-type="float">
            <text:p>1.9254616153578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float" office:value="2.76281853907488" calcext:value-type="float">
            <text:p>2.76281853907488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float" office:value="3.73443522808987" calcext:value-type="float">
            <text:p>3.7344352280898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float" office:value="4.50855247924118" calcext:value-type="float">
            <text:p>4.50855247924118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float" office:value="5.12924937008454" calcext:value-type="float">
            <text:p>5.12924937008454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float" office:value="6.42293013008633" calcext:value-type="float">
            <text:p>6.4229301300863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float" office:value="7.07283933840732" calcext:value-type="float">
            <text:p>7.07283933840732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float" office:value="7.75182136343064" calcext:value-type="float">
            <text:p>7.75182136343064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float" office:value="8.09064169096662" calcext:value-type="float">
            <text:p>8.0906416909666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float" office:value="9.13861161734143" calcext:value-type="float">
            <text:p>9.13861161734143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float" office:value="9.19946720745616" calcext:value-type="float">
            <text:p>9.19946720745616</text:p>
          </table:table-cell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float" office:value="6.36665333333333" calcext:value-type="float">
            <text:p>6.36665333333333</text:p>
          </table:table-cell>
          <table:table-cell/>
          <table:table-cell table:style-name="ce1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float" office:value="6.421776" calcext:value-type="float">
            <text:p>6.42177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float" office:value="6.36126933333333" calcext:value-type="float">
            <text:p>6.3612693333333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float" office:value="6.27037133333333" calcext:value-type="float">
            <text:p>6.2703713333333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float" office:value="6.94261233333333" calcext:value-type="float">
            <text:p>6.94261233333333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float" office:value="6.78813333333333" calcext:value-type="float">
            <text:p>6.78813333333333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float" office:value="6.76373666666667" calcext:value-type="float">
            <text:p>6.76373666666667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 table:number-columns-repeated="2"/>
          <table:table-cell table:style-name="ce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0.981946506694255" calcext:value-type="float">
            <text:p>0.9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float" office:value="0.973517762064575" calcext:value-type="float">
            <text:p>0.9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0.982777598684707" calcext:value-type="float">
            <text:p>0.98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0.997024365489465" calcext:value-type="float">
            <text:p>1.00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float" office:value="0.900484241354491" calcext:value-type="float">
            <text:p>0.90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float" office:value="0.920976753550313" calcext:value-type="float">
            <text:p>0.9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0.924298698796178" calcext:value-type="float">
            <text:p>0.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1:06:28.276527755</meta:creation-date>
    <dc:date>2018-11-07T11:37:48.630600684</dc:date>
    <meta:editing-duration>PT31M18S</meta:editing-duration>
    <meta:editing-cycles>6</meta:editing-cycles>
    <meta:generator>LibreOffice/6.0.4.2$Linux_X86_64 LibreOffice_project/00m0$Build-2</meta:generator>
    <meta:document-statistic meta:table-count="1" meta:cell-count="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cm" svg:y="0.315cm" chart:style-name="ch2">
          <text:p>Elapsed time plot</text:p>
        </chart:title>
        <chart:subtitle svg:x="6.866cm" svg:y="1.275cm" chart:style-name="ch3">
          <text:p>Tree version</text:p>
        </chart:subtitle>
        <chart:plot-area chart:style-name="ch4" table:cell-range-address="Sheet1.A3:Sheet1.B14" svg:x="1.315cm" svg:y="2.13cm" svg:width="14.365cm" svg:height="5.725cm">
          <chartooo:coordinate-region svg:x="1.773cm" svg:y="2.338cm" svg:width="13.699cm" svg:height="4.853cm"/>
          <chart:axis chart:dimension="x" chart:name="primary-x" chart:style-name="ch5">
            <chart:title svg:x="8.144cm" svg:y="8.035cm" chart:style-name="ch6">
              <text:p>time</text:p>
            </chart:title>
          </chart:axis>
          <chart:axis chart:dimension="y" chart:name="primary-y" chart:style-name="ch5">
            <chart:title svg:x="0.451cm" svg:y="5.596cm" chart:style-name="ch7">
              <text:p>threads</text:p>
            </chart:title>
            <chart:grid chart:style-name="ch8" chart:class="major"/>
          </chart:axis>
          <chart:series chart:style-name="ch9" chart:values-cell-range-address="Sheet1.B3:Sheet1.B14" chart:class="chart:scatter">
            <chart:domain table:cell-range-address="Sheet1.A3:Sheet1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4</svg:desc>
                </draw:g>
              </table:table-cell>
              <table:table-cell office:value-type="float" office:value="6.446107">
                <text:p>6.446107</text:p>
                <draw:g>
                  <svg:desc>Sheet1.B3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25279833333333">
                <text:p>3.252798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66938">
                <text:p>2.266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67713133333333">
                <text:p>1.677131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38916833333333">
                <text:p>1.389168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22106333333333">
                <text:p>1.22106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75121666666">
                <text:p>0.975121666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5519666666666">
                <text:p>0.885519666666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07957">
                <text:p>0.807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741213333">
                <text:p>0.774121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85349">
                <text:p>0.685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808153333">
                <text:p>0.680815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5cm" svg:y="0.315cm" chart:style-name="ch2">
          <text:p>Speed up plot</text:p>
        </chart:title>
        <chart:subtitle svg:x="6.926cm" svg:y="1.275cm" chart:style-name="ch3">
          <text:p>tree version</text:p>
        </chart:subtitle>
        <chart:plot-area chart:style-name="ch4" table:cell-range-address="Sheet1.A34:Sheet1.B45" svg:x="1.315cm" svg:y="2.13cm" svg:width="14.365cm" svg:height="5.725cm">
          <chartooo:coordinate-region svg:x="2.275cm" svg:y="2.338cm" svg:width="12.99cm" svg:height="4.853cm"/>
          <chart:axis chart:dimension="x" chart:name="primary-x" chart:style-name="ch5">
            <chart:title svg:x="7.775cm" svg:y="8.035cm" chart:style-name="ch6">
              <text:p>speed up</text:p>
            </chart:title>
          </chart:axis>
          <chart:axis chart:dimension="y" chart:name="primary-y" chart:style-name="ch7">
            <chart:title svg:x="0.451cm" svg:y="5.596cm" chart:style-name="ch8">
              <text:p>threads</text:p>
            </chart:title>
            <chart:grid chart:style-name="ch9" chart:class="major"/>
          </chart:axis>
          <chart:series chart:style-name="ch10" chart:values-cell-range-address="Sheet1.B34:Sheet1.B45" chart:class="chart:scatter">
            <chart:domain table:cell-range-address="Sheet1.A34:Sheet1.A45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4:Sheet1.A45</svg:desc>
                </draw:g>
              </table:table-cell>
              <table:table-cell office:value-type="float" office:value="0.971615633022122">
                <text:p>0.971615633022122</text:p>
                <draw:g>
                  <svg:desc>Sheet1.B34:Sheet1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2546161535785">
                <text:p>1.92546161535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6281853907488">
                <text:p>2.76281853907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3443522808987">
                <text:p>3.73443522808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0855247924118">
                <text:p>4.50855247924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2924937008454">
                <text:p>5.12924937008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42293013008633">
                <text:p>6.42293013008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7283933840732">
                <text:p>7.07283933840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75182136343064">
                <text:p>7.75182136343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09064169096662">
                <text:p>8.090641690966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13861161734143">
                <text:p>9.13861161734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19946720745616">
                <text:p>9.199467207456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cm" svg:y="0.315cm" chart:style-name="ch2">
          <text:p>Elapsed time plot</text:p>
        </chart:title>
        <chart:subtitle svg:x="6.94cm" svg:y="1.275cm" chart:style-name="ch3">
          <text:p>leaf version</text:p>
        </chart:subtitle>
        <chart:plot-area chart:style-name="ch4" table:cell-range-address="Sheet1.A55:Sheet1.B61" svg:x="1.315cm" svg:y="2.13cm" svg:width="14.365cm" svg:height="5.725cm">
          <chartooo:coordinate-region svg:x="2.068cm" svg:y="2.338cm" svg:width="13.507cm" svg:height="4.853cm"/>
          <chart:axis chart:dimension="x" chart:name="primary-x" chart:style-name="ch5">
            <chart:title svg:x="8.144cm" svg:y="8.035cm" chart:style-name="ch6">
              <text:p>time</text:p>
            </chart:title>
          </chart:axis>
          <chart:axis chart:dimension="y" chart:name="primary-y" chart:style-name="ch5">
            <chart:title svg:x="0.451cm" svg:y="5.596cm" chart:style-name="ch7">
              <text:p>threads</text:p>
            </chart:title>
            <chart:grid chart:style-name="ch8" chart:class="major"/>
          </chart:axis>
          <chart:series chart:style-name="ch9" chart:values-cell-range-address="Sheet1.B55:Sheet1.B61" chart:class="chart:scatter">
            <chart:domain table:cell-range-address="Sheet1.A55:Sheet1.A61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5:Sheet1.A61</svg:desc>
                </draw:g>
              </table:table-cell>
              <table:table-cell office:value-type="float" office:value="6.36665333333333">
                <text:p>6.36665333333333</text:p>
                <draw:g>
                  <svg:desc>Sheet1.B55:Sheet1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21776">
                <text:p>6.421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36126933333333">
                <text:p>6.361269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27037133333333">
                <text:p>6.270371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94261233333333">
                <text:p>6.942612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78813333333333">
                <text:p>6.7881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76373666666667">
                <text:p>6.76373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5cm" svg:y="0.315cm" chart:style-name="ch2">
          <text:p>Speed up plot</text:p>
        </chart:title>
        <chart:subtitle svg:x="6.94cm" svg:y="1.275cm" chart:style-name="ch3">
          <text:p>leaf version</text:p>
        </chart:subtitle>
        <chart:plot-area chart:style-name="ch4" table:cell-range-address="Sheet1.A63:Sheet1.B69" svg:x="1.315cm" svg:y="2.13cm" svg:width="14.365cm" svg:height="5.725cm">
          <chartooo:coordinate-region svg:x="2.275cm" svg:y="2.339cm" svg:width="13.3cm" svg:height="4.853cm"/>
          <chart:axis chart:dimension="x" chart:name="primary-x" chart:style-name="ch5">
            <chart:title svg:x="7.775cm" svg:y="8.035cm" chart:style-name="ch6">
              <text:p>speed up</text:p>
            </chart:title>
          </chart:axis>
          <chart:axis chart:dimension="y" chart:name="primary-y" chart:style-name="ch7">
            <chart:title svg:x="0.451cm" svg:y="5.596cm" chart:style-name="ch8">
              <text:p>threads</text:p>
            </chart:title>
            <chart:grid chart:style-name="ch9" chart:class="major"/>
          </chart:axis>
          <chart:series chart:style-name="ch10" chart:values-cell-range-address="Sheet1.B63:Sheet1.B69" chart:class="chart:scatter">
            <chart:domain table:cell-range-address="Sheet1.A63:Sheet1.A69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3:Sheet1.A69</svg:desc>
                </draw:g>
              </table:table-cell>
              <table:table-cell office:value-type="float" office:value="0.981946506694255">
                <text:p>0.981946506694255</text:p>
                <draw:g>
                  <svg:desc>Sheet1.B63:Sheet1.B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3517762064575">
                <text:p>0.973517762064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2777598684707">
                <text:p>0.982777598684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97024365489465">
                <text:p>0.997024365489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00484241354491">
                <text:p>0.900484241354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20976753550313">
                <text:p>0.920976753550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24298698796178">
                <text:p>0.9242986987961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